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1" style:family="table">
      <style:table-properties style:width="8.414cm" table:align="left"/>
    </style:style>
    <style:style style:name="Table1.A" style:family="table-column">
      <style:table-column-properties style:column-width="1.409cm"/>
    </style:style>
    <style:style style:name="Table1.B" style:family="table-column">
      <style:table-column-properties style:column-width="2.401cm"/>
    </style:style>
    <style:style style:name="Table1.C" style:family="table-column">
      <style:table-column-properties style:column-width="2.087cm"/>
    </style:style>
    <style:style style:name="Table1.D" style:family="table-column">
      <style:table-column-properties style:column-width="2.517cm"/>
    </style:style>
    <style:style style:name="Table1.A1" style:family="table-cell">
      <style:table-cell-properties style:vertical-align="middle" fo:padding="0.049cm" fo:border="none"/>
    </style:style>
    <style:style style:name="P1" style:family="paragraph" style:parent-style-name="Standard">
      <style:text-properties officeooo:rsid="000c11e6" officeooo:paragraph-rsid="000abbfa"/>
    </style:style>
    <style:style style:name="P2" style:family="paragraph" style:parent-style-name="Text_20_body">
      <style:text-properties officeooo:rsid="0014affa" officeooo:paragraph-rsid="000abbfa"/>
    </style:style>
    <style:style style:name="P3" style:family="paragraph" style:parent-style-name="Text_20_body">
      <style:text-properties officeooo:paragraph-rsid="000abbfa"/>
    </style:style>
    <style:style style:name="P4" style:family="paragraph" style:parent-style-name="Darktable_20_text">
      <style:text-properties fo:font-weight="normal" officeooo:rsid="00153a5e" officeooo:paragraph-rsid="000abbfa" style:font-weight-asian="normal" style:font-weight-complex="normal"/>
    </style:style>
    <style:style style:name="P5" style:family="paragraph" style:parent-style-name="Darktable_20_text">
      <style:text-properties fo:font-weight="normal" officeooo:rsid="000bc7ec" officeooo:paragraph-rsid="000abbfa" style:font-weight-asian="normal" style:font-weight-complex="normal"/>
    </style:style>
    <style:style style:name="P6" style:family="paragraph" style:parent-style-name="Darktable_20_text">
      <style:text-properties fo:font-weight="normal" officeooo:rsid="000ed0fa" officeooo:paragraph-rsid="000abbfa" style:font-weight-asian="normal" style:font-weight-complex="normal"/>
    </style:style>
    <style:style style:name="P7" style:family="paragraph" style:parent-style-name="Darktable_20_text">
      <style:text-properties fo:font-weight="normal" officeooo:rsid="001357c0" officeooo:paragraph-rsid="000abbfa" style:font-weight-asian="normal" style:font-weight-complex="normal"/>
    </style:style>
    <style:style style:name="P8" style:family="paragraph" style:parent-style-name="Darktable_20_text">
      <style:text-properties fo:font-weight="normal" officeooo:rsid="000abbfa" officeooo:paragraph-rsid="000abbfa" style:font-weight-asian="normal" style:font-weight-complex="normal"/>
    </style:style>
    <style:style style:name="P9" style:family="paragraph" style:parent-style-name="Darktable_20_text">
      <style:text-properties fo:font-weight="bold" officeooo:rsid="000bc7ec" officeooo:paragraph-rsid="000abbfa" style:font-weight-asian="bold" style:font-weight-complex="bold"/>
    </style:style>
    <style:style style:name="P10" style:family="paragraph" style:parent-style-name="Darktable_20_text">
      <style:text-properties fo:font-weight="bold" officeooo:rsid="000ed0fa" officeooo:paragraph-rsid="000abbfa" style:font-weight-asian="bold" style:font-weight-complex="bold"/>
    </style:style>
    <style:style style:name="P11" style:family="paragraph" style:parent-style-name="Darktable_20_text">
      <style:text-properties fo:font-weight="bold" officeooo:rsid="001357c0" officeooo:paragraph-rsid="000abbfa" style:font-weight-asian="bold" style:font-weight-complex="bold"/>
    </style:style>
    <style:style style:name="P12" style:family="paragraph" style:parent-style-name="Darktable_20_text">
      <style:text-properties fo:font-weight="bold" officeooo:rsid="00153a5e" officeooo:paragraph-rsid="000abbfa" style:font-weight-asian="bold" style:font-weight-complex="bold"/>
    </style:style>
    <style:style style:name="P13" style:family="paragraph" style:parent-style-name="Darktable_20_text">
      <style:text-properties officeooo:rsid="000c11e6" officeooo:paragraph-rsid="000abbfa"/>
    </style:style>
    <style:style style:name="P14" style:family="paragraph" style:parent-style-name="Darktable_20_text">
      <style:text-properties fo:font-style="normal" fo:font-weight="bold" officeooo:rsid="000c11e6" officeooo:paragraph-rsid="000abbfa" style:font-style-asian="normal" style:font-weight-asian="bold" style:font-style-complex="normal" style:font-weight-complex="bold"/>
    </style:style>
    <style:style style:name="P15" style:family="paragraph" style:parent-style-name="Darktable_20_text">
      <style:text-properties fo:font-style="normal" fo:font-weight="bold" officeooo:rsid="001357c0" officeooo:paragraph-rsid="000abbfa" style:font-style-asian="normal" style:font-weight-asian="bold" style:font-style-complex="normal" style:font-weight-complex="bold"/>
    </style:style>
    <style:style style:name="P16" style:family="paragraph" style:parent-style-name="Darktable_20_text">
      <style:text-properties fo:font-style="normal" fo:font-weight="normal" officeooo:rsid="000c11e6" officeooo:paragraph-rsid="000abbfa" style:font-style-asian="normal" style:font-weight-asian="normal" style:font-style-complex="normal" style:font-weight-complex="normal"/>
    </style:style>
    <style:style style:name="P17" style:family="paragraph" style:parent-style-name="Darktable_20_text">
      <style:text-properties fo:font-style="normal" fo:font-weight="normal" officeooo:rsid="001357c0" officeooo:paragraph-rsid="000abbfa" style:font-style-asian="normal" style:font-weight-asian="normal" style:font-style-complex="normal" style:font-weight-complex="normal"/>
    </style:style>
    <style:style style:name="P18" style:family="paragraph" style:parent-style-name="Darktable_20_text">
      <style:text-properties officeooo:rsid="000dd64a" officeooo:paragraph-rsid="000abbfa"/>
    </style:style>
    <style:style style:name="P19" style:family="paragraph" style:parent-style-name="Darktable_20_text">
      <style:text-properties officeooo:rsid="000ed0fa" officeooo:paragraph-rsid="000abbfa"/>
    </style:style>
    <style:style style:name="P20" style:family="paragraph" style:parent-style-name="Darktable_20_text">
      <style:text-properties officeooo:rsid="0014affa" officeooo:paragraph-rsid="000abbfa"/>
    </style:style>
    <style:style style:name="P21" style:family="paragraph" style:parent-style-name="Darktable_20_text">
      <style:text-properties officeooo:rsid="0014b83c" officeooo:paragraph-rsid="000abbfa"/>
    </style:style>
    <style:style style:name="P22" style:family="paragraph" style:parent-style-name="Darktable_20_text">
      <style:text-properties officeooo:rsid="00153a5e" officeooo:paragraph-rsid="000abbfa"/>
    </style:style>
    <style:style style:name="P23" style:family="paragraph" style:parent-style-name="Darktable_20_text">
      <style:text-properties officeooo:paragraph-rsid="000abbfa"/>
    </style:style>
    <style:style style:name="P24" style:family="paragraph" style:parent-style-name="Darktable_20_text">
      <style:text-properties officeooo:paragraph-rsid="000f5d55"/>
    </style:style>
    <style:style style:name="P25" style:family="paragraph" style:parent-style-name="Table_20_Contents">
      <style:text-properties officeooo:rsid="0014b83c" officeooo:paragraph-rsid="000abbfa"/>
    </style:style>
    <style:style style:name="P26" style:family="paragraph" style:parent-style-name="Table_20_Contents">
      <style:text-properties officeooo:paragraph-rsid="000abbfa"/>
    </style:style>
    <style:style style:name="P27" style:family="paragraph" style:parent-style-name="Heading_20_5">
      <style:text-properties officeooo:rsid="0014affa" officeooo:paragraph-rsid="000abbfa"/>
    </style:style>
    <style:style style:name="P28" style:family="paragraph" style:parent-style-name="Heading_20_5">
      <style:text-properties officeooo:paragraph-rsid="000abbfa"/>
    </style:style>
    <style:style style:name="P29" style:family="paragraph" style:parent-style-name="Darktable_20_heading_20_1">
      <style:text-properties officeooo:rsid="000abbfa" officeooo:paragraph-rsid="000abbfa"/>
    </style:style>
    <style:style style:name="P30" style:family="paragraph" style:parent-style-name="Text_20_body">
      <style:text-properties officeooo:rsid="00153848" officeooo:paragraph-rsid="000f5d55"/>
    </style:style>
    <style:style style:name="P31" style:family="paragraph" style:parent-style-name="Darktable_20_text">
      <style:text-properties officeooo:rsid="00153848" officeooo:paragraph-rsid="000f5d55"/>
    </style:style>
    <style:style style:name="P32" style:family="paragraph" style:parent-style-name="Darktable_20_text">
      <style:text-properties officeooo:rsid="000f5d55" officeooo:paragraph-rsid="000f5d55"/>
    </style:style>
    <style:style style:name="P33" style:family="paragraph" style:parent-style-name="Darktable_20_heading_20_1">
      <style:text-properties officeooo:rsid="000f5d55" officeooo:paragraph-rsid="000f5d55"/>
    </style:style>
    <style:style style:name="P34" style:family="paragraph" style:parent-style-name="Heading_20_2">
      <style:text-properties officeooo:rsid="0008026f" officeooo:paragraph-rsid="000abbfa"/>
    </style:style>
    <style:style style:name="P35" style:family="paragraph" style:parent-style-name="Heading_20_2">
      <style:text-properties fo:font-weight="bold" officeooo:rsid="000c11e6" officeooo:paragraph-rsid="000abbfa" style:font-weight-asian="bold" style:font-weight-complex="bold"/>
    </style:style>
    <style:style style:name="P36" style:family="paragraph" style:parent-style-name="Heading_20_2">
      <style:text-properties officeooo:rsid="000c11e6" officeooo:paragraph-rsid="000abbfa"/>
    </style:style>
    <style:style style:name="P37" style:family="paragraph" style:parent-style-name="Heading_20_2">
      <style:text-properties officeooo:rsid="0010af86" officeooo:paragraph-rsid="000abbfa"/>
    </style:style>
    <style:style style:name="P38" style:family="paragraph" style:parent-style-name="Heading_20_2">
      <style:text-properties officeooo:rsid="0014affa" officeooo:paragraph-rsid="000abbfa"/>
    </style:style>
    <style:style style:name="P39" style:family="paragraph" style:parent-style-name="Heading_20_2">
      <style:text-properties officeooo:rsid="0014b83c" officeooo:paragraph-rsid="000abbfa"/>
    </style:style>
    <style:style style:name="P40" style:family="paragraph" style:parent-style-name="Heading_20_2">
      <style:text-properties officeooo:rsid="00153a5e" officeooo:paragraph-rsid="000abbfa"/>
    </style:style>
    <style:style style:name="P41" style:family="paragraph" style:parent-style-name="Darktable_20_heading_20_2">
      <style:text-properties officeooo:rsid="00153848" officeooo:paragraph-rsid="000f5d55"/>
    </style:style>
    <style:style style:name="P42" style:family="paragraph" style:parent-style-name="Darktable_20_heading_20_2">
      <style:text-properties officeooo:rsid="000f5d55" officeooo:paragraph-rsid="000f5d55"/>
    </style:style>
    <style:style style:name="P43" style:family="paragraph" style:parent-style-name="Darktable_20_heading_20_2">
      <style:text-properties officeooo:rsid="0016f9b7" officeooo:paragraph-rsid="000f5d55"/>
    </style:style>
    <style:style style:name="P44" style:family="paragraph" style:parent-style-name="Darktable_20_heading_20_2">
      <style:text-properties officeooo:rsid="0008026f" officeooo:paragraph-rsid="000abbfa"/>
    </style:style>
    <style:style style:name="P45" style:family="paragraph" style:parent-style-name="Darktable_20_heading_20_2">
      <style:text-properties officeooo:rsid="000bc7ec" officeooo:paragraph-rsid="000abbfa"/>
    </style:style>
    <style:style style:name="P46" style:family="paragraph" style:parent-style-name="Darktable_20_heading_20_2">
      <style:text-properties officeooo:rsid="000c11e6" officeooo:paragraph-rsid="000abbfa"/>
    </style:style>
    <style:style style:name="P47" style:family="paragraph" style:parent-style-name="Darktable_20_heading_20_2">
      <style:text-properties officeooo:rsid="000dd64a" officeooo:paragraph-rsid="000abbfa"/>
    </style:style>
    <style:style style:name="P48" style:family="paragraph" style:parent-style-name="Darktable_20_heading_20_2">
      <style:text-properties officeooo:rsid="000ed0fa" officeooo:paragraph-rsid="000abbfa"/>
    </style:style>
    <style:style style:name="P49" style:family="paragraph" style:parent-style-name="Darktable_20_heading_20_2">
      <style:text-properties officeooo:rsid="0010af86" officeooo:paragraph-rsid="000abbfa"/>
    </style:style>
    <style:style style:name="P50" style:family="paragraph" style:parent-style-name="Darktable_20_heading_20_2">
      <style:text-properties officeooo:rsid="001357c0" officeooo:paragraph-rsid="000abbfa"/>
    </style:style>
    <style:style style:name="P51" style:family="paragraph" style:parent-style-name="Darktable_20_heading_20_2">
      <style:text-properties officeooo:rsid="0014affa" officeooo:paragraph-rsid="000abbfa"/>
    </style:style>
    <style:style style:name="P52" style:family="paragraph" style:parent-style-name="Darktable_20_heading_20_2">
      <style:text-properties officeooo:rsid="0014b83c" officeooo:paragraph-rsid="000abbfa"/>
    </style:style>
    <style:style style:name="P53" style:family="paragraph" style:parent-style-name="Darktable_20_heading_20_2">
      <style:text-properties officeooo:rsid="00153a5e" officeooo:paragraph-rsid="000abbfa"/>
    </style:style>
    <style:style style:name="T1" style:family="text">
      <style:text-properties officeooo:rsid="0008026f"/>
    </style:style>
    <style:style style:name="T2" style:family="text">
      <style:text-properties officeooo:rsid="000bc7ec"/>
    </style:style>
    <style:style style:name="T3" style:family="text">
      <style:text-properties officeooo:rsid="0010af86"/>
    </style:style>
    <style:style style:name="T4" style:family="text">
      <style:text-properties officeooo:rsid="00119828"/>
    </style:style>
    <style:style style:name="T5" style:family="text">
      <style:text-properties officeooo:rsid="0014b83c"/>
    </style:style>
    <style:style style:name="T6" style:family="text">
      <style:text-properties officeooo:rsid="0014affa"/>
    </style:style>
    <style:style style:name="T7" style:family="text">
      <style:text-properties officeooo:rsid="000c917c"/>
    </style:style>
    <style:style style:name="T8" style:family="text">
      <style:text-properties officeooo:rsid="000dbdde"/>
    </style:style>
    <style:style style:name="T9" style:family="text">
      <style:text-properties officeooo:rsid="000f5d55"/>
    </style:style>
    <style:style style:name="T10" style:family="text">
      <style:text-properties officeooo:rsid="0016f9b7"/>
    </style:style>
    <style:style style:name="T11" style:family="text">
      <style:text-properties officeooo:rsid="00117b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P33" text:outline-level="2"><text:soft-page-break/>Appendix B – Lighttable plug-in reference</text:h>
      <text:h text:style-name="P41" text:outline-level="3">Import</text:h>
      <text:p text:style-name="P30">This module is thoroughly described in the tutorial.</text:p>
      <text:h text:style-name="P42" text:outline-level="3">Image information</text:h>
      <text:p text:style-name="P31">This plug-in shows the embedded metadata of an image, taken from the EXIF data stored in your pictures.</text:p>
      <text:h text:style-name="P43" text:outline-level="3">Collect images</text:h>
      <text:p text:style-name="P24"><text:span text:style-name="T10">This panel is used </text:span><text:span text:style-name="T9">as a kind of filter for your images. In the drop down box you can choose from various filters.</text:span></text:p>
      <text:h text:style-name="P42" text:outline-level="3">Recently used collections</text:h>
      <text:p text:style-name="P32">Shows your recently opened <text:span text:style-name="T11">folder(film roll)</text:span></text:p>
      <text:h text:style-name="P29" text:outline-level="2">Appendix <text:span text:style-name="T9">C</text:span> – <text:span text:style-name="T9">Darkroom</text:span> <text:span text:style-name="T9">p</text:span>lug-in reference</text:h>
      <text:h text:style-name="P34" text:outline-level="2">White balance</text:h>
      <text:h text:style-name="P44" text:outline-level="3">Overview</text:h>
      <text:p text:style-name="P23"><text:span text:style-name="T1">This plug-in is used to change the white balance of a picture. </text:span><text:span text:style-name="T2">There are three ways</text:span><text:span text:style-name="T1"> </text:span><text:span text:style-name="T2">you can interact with it. You can set the tint, temperature in and temperature out, or set the values for each channel or you can choose predefined white balances.</text:span></text:p>
      <text:h text:style-name="P45" text:outline-level="3">Usage</text:h>
      <text:p text:style-name="P9">Temperature</text:p>
      <text:p text:style-name="P5">Set the tint, temperature in and temperature out (in kelvin)</text:p>
      <text:p text:style-name="P9">Channels</text:p>
      <text:p text:style-name="P5">Set the values of each channel on a scale from 0 to 5</text:p>
      <text:p text:style-name="P9">Presets</text:p>
      <text:p text:style-name="P5">You can choose between various white balance presets. Or you can choose spot white balance, to use it you must draw a box from where you want the set the white balance on the image.</text:p>
      <text:p text:style-name="P5"/>
      <text:h text:style-name="P35" text:outline-level="2">Stuck Pixels</text:h>
      <text:h text:style-name="P46" text:outline-level="3">Overview</text:h>
      <text:p text:style-name="P13">This module allows you to visualize and correct stuck pixels, also know as hot pixels.</text:p>
      <text:h text:style-name="P46" text:outline-level="3">Usage</text:h>
      <text:p text:style-name="P14">Strength</text:p>
      <text:p text:style-name="P16">Set the strength of the effect.</text:p>
      <text:p text:style-name="P14"><text:soft-page-break/>Mark fixed pixels</text:p>
      <text:p text:style-name="P16">Marks corrected pixels.</text:p>
      <text:p text:style-name="P16"/>
      <text:h text:style-name="P36" text:outline-level="2">Chromatic Aberrations</text:h>
      <text:h text:style-name="P46" text:outline-level="3">Overview</text:h>
      <text:p text:style-name="P13">This module automatically corrects chromatic aberrations.</text:p>
      <text:h text:style-name="P46" text:outline-level="3">Usage</text:h>
      <text:p text:style-name="P1">This module has no options since it works automatically.</text:p>
      <text:p text:style-name="P13"/>
      <text:h text:style-name="P36" text:outline-level="2">Demosaic</text:h>
      <text:h text:style-name="P47" text:outline-level="3">Overview</text:h>
      <text:p text:style-name="P18">This module allows you to set various options to control the demosaicing process.</text:p>
      <text:h text:style-name="P48" text:outline-level="3">Usage</text:h>
      <text:p text:style-name="P19">Demosaicing is only done on display only when zoomed in more than 50%.</text:p>
      <text:p text:style-name="P10">Edge threshold</text:p>
      <text:p text:style-name="P6">Set the threshold of the median pass.</text:p>
      <text:p text:style-name="P10">Color smoothing</text:p>
      <text:p text:style-name="P6">Number passes for color smoothing.</text:p>
      <text:p text:style-name="P10">Match greens</text:p>
      <text:p text:style-name="P6">Green correction (also know as green equilibration), useful for some <text:span text:style-name="T7">consumer</text:span> cameras</text:p>
      <text:p text:style-name="P6"/>
      <text:h text:style-name="P37" text:outline-level="2">Exposure</text:h>
      <text:h text:style-name="P49" text:outline-level="3">Overview</text:h>
      <text:p text:style-name="P23"><text:span text:style-name="T3">This module is used to tweak the exposure. It is linked to the histogram panel. </text:span><text:span text:style-name="T4">If you correct exposure using the histogram you automatically activate the exposure module. The histogram simply acts as a view for the exposure module.</text:span></text:p>
      <text:h text:style-name="P50" text:outline-level="3">Usage</text:h>
      <text:p text:style-name="P11">Black</text:p>
      <text:p text:style-name="P7">Adjust the black levels</text:p>
      <text:p text:style-name="P11">Exposure</text:p>
      <text:p text:style-name="P7">Adjust exposure compensation <text:span text:style-name="T5">[</text:span>ev<text:span text:style-name="T5">]</text:span></text:p>
      <text:p text:style-name="P15">Auto</text:p>
      <text:p text:style-name="P17">Calculate a correct exposition for the rectangular box that appeared in the centre of the image. You can draw <text:soft-page-break/>your own zone using your mouse.</text:p>
      <text:p text:style-name="P17"/>
      <text:h text:style-name="P38" text:outline-level="2">Highlight reconstruction</text:h>
      <text:h text:style-name="P51" text:outline-level="3">Overview</text:h>
      <text:p text:style-name="P20">This module tries to reconstruct color information that is usually clipped because of the information being not complete in all channels. If you do nothing, your clipped areas are often toned to the not clipped channel. For example, if your green and blue channels are clipped, then your image will appear red in the clipped areas.</text:p>
      <text:h text:style-name="P51" text:outline-level="3">Usage</text:h>
      <text:p text:style-name="P20">You can choose between two methods: clipping highlight or blending Lch.</text:p>
      <text:h text:style-name="P27" text:outline-level="5">Clipping highlight</text:h>
      <text:p text:style-name="P3">Clipping highlight analyses each pixel having at least one channel clipped. Then it sets all channels to the <text:span text:style-name="T6">minimum</text:span> value found among the channels.</text:p>
      <text:h text:style-name="P28" text:outline-level="5">Blending LCh</text:h>
      <text:p text:style-name="P3">Blending LCh analyses each pixel having at least one channel clipped and transforms the information in LCh color space to linearly mix the channels.</text:p>
      <text:p text:style-name="P20"/>
      <text:h text:style-name="P38" text:outline-level="2">Graduated Neutral Density</text:h>
      <text:h text:style-name="P51" text:outline-level="3">Overview</text:h>
      <text:p text:style-name="P20">This module aims at simulating a neutral density filter, in order to correct exposure and color in a progressive manner.</text:p>
      <text:h text:style-name="P51" text:outline-level="3">Usage</text:h>
      <text:p text:style-name="P20">The module uses a gradient to modify the exposure and the color cast of the image.</text:p>
      <text:h text:style-name="P27" text:outline-level="5">Density</text:h>
      <text:p text:style-name="P3">Set the density of the filter in [ev]. A low value underexposes slightly whereas a high value creates a strong filter.</text:p>
      <text:p text:style-name="P3">It is expressed as [ev] that is equivalent to <text:span text:style-name="Emphasis">f-stops</text:span>. Lens filters are often referred as ND2, ND4, ND8 and so on. Each time you add an [ev] you double the ND. So ND2 is 1 ev, ND4 is 2 ev, and so on. You can also express it in optical density or transmittance. The table below sums up the different approach for the most common filter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text:span text:style-name="Emphasis">ND</text:span></text:p>
          </table:table-cell>
          <table:table-cell table:style-name="Table1.A1" office:value-type="string">
            <text:p text:style-name="P26">[ev] or f-stop</text:p>
          </table:table-cell>
          <table:table-cell table:style-name="Table1.A1" office:value-type="string">
            <text:p text:style-name="P25">absorbency</text:p>
          </table:table-cell>
          <table:table-cell table:style-name="Table1.A1" office:value-type="string">
            <text:p text:style-name="P26">transmittance</text:p>
          </table:table-cell>
        </table:table-row>
        <table:table-row>
          <table:table-cell table:style-name="Table1.A1" office:value-type="string">
            <text:p text:style-name="P26"><text:span text:style-name="Emphasis">ND2</text:span></text:p>
          </table:table-cell>
          <table:table-cell table:style-name="Table1.A1" office:value-type="string">
            <text:p text:style-name="P26">-1 </text:p>
          </table:table-cell>
          <table:table-cell table:style-name="Table1.A1" office:value-type="string">
            <text:p text:style-name="P26">0.3</text:p>
          </table:table-cell>
          <table:table-cell table:style-name="Table1.A1" office:value-type="string">
            <text:p text:style-name="P26">50%</text:p>
          </table:table-cell>
        </table:table-row>
        <table:table-row>
          <table:table-cell table:style-name="Table1.A1" office:value-type="string">
            <text:p text:style-name="P26"><text:span text:style-name="Emphasis">ND4</text:span></text:p>
          </table:table-cell>
          <table:table-cell table:style-name="Table1.A1" office:value-type="string">
            <text:p text:style-name="P26">-2 </text:p>
          </table:table-cell>
          <table:table-cell table:style-name="Table1.A1" office:value-type="string">
            <text:p text:style-name="P26">0.6</text:p>
          </table:table-cell>
          <table:table-cell table:style-name="Table1.A1" office:value-type="string">
            <text:p text:style-name="P26">25%</text:p>
          </table:table-cell>
        </table:table-row>
        <table:table-row>
          <table:table-cell table:style-name="Table1.A1" office:value-type="string">
            <text:p text:style-name="P26"><text:span text:style-name="Emphasis">ND8</text:span></text:p>
          </table:table-cell>
          <table:table-cell table:style-name="Table1.A1" office:value-type="string">
            <text:p text:style-name="P26">-3 </text:p>
          </table:table-cell>
          <table:table-cell table:style-name="Table1.A1" office:value-type="string">
            <text:p text:style-name="P26">0.9</text:p>
          </table:table-cell>
          <table:table-cell table:style-name="Table1.A1" office:value-type="string">
            <text:p text:style-name="P26">12.5%</text:p>
          </table:table-cell>
        </table:table-row>
        <table:table-row>
          <table:table-cell table:style-name="Table1.A1" office:value-type="string">
            <text:p text:style-name="P26"><text:span text:style-name="Emphasis">ND400</text:span></text:p>
          </table:table-cell>
          <table:table-cell table:style-name="Table1.A1" office:value-type="string">
            <text:p text:style-name="P26">-9 </text:p>
          </table:table-cell>
          <table:table-cell table:style-name="Table1.A1" office:value-type="string">
            <text:p text:style-name="P26">2.7</text:p>
          </table:table-cell>
          <table:table-cell table:style-name="Table1.A1" office:value-type="string">
            <text:p text:style-name="P26">0.195%</text:p>
          </table:table-cell>
        </table:table-row>
      </table:table>
      <text:h text:style-name="P28" text:outline-level="5"><text:soft-page-break/>compression</text:h>
      <text:p text:style-name="P3">Set progressiveness of the gradient. A low value creates a smooth transition, whereas a high value makes the transition abrupt.</text:p>
      <text:h text:style-name="P28" text:outline-level="5">split</text:h>
      <text:p text:style-name="P3">Set split to offset the filter, i.e. to move the transition zone above or below the centerline. Expressed as a percentage, values above 50% set the transition zone above the centerline.</text:p>
      <text:h text:style-name="P28" text:outline-level="5">rotation</text:h>
      <text:p text:style-name="P3">Set the rotation so the gradient acts along an axis different from the vertical one. Expressed in degrees, negative values turn clockwise.</text:p>
      <text:h text:style-name="P28" text:outline-level="5">hue</text:h>
      <text:p text:style-name="P3">Set the hue to add a <text:span text:style-name="T6">color-cast</text:span> to the gradient.</text:p>
      <text:h text:style-name="P28" text:outline-level="5">saturation</text:h>
      <text:p text:style-name="P3">Set the saturation to add a <text:span text:style-name="T6">color-cast</text:span> to the gradient.</text:p>
      <text:p text:style-name="P3">TIP: If you know you intend to use the GND filter before actually making a shot with your camera you might want to underexpose by one or two thirds of a stop to make sure detail remains in the highlights. When all detail has truly been blown out the GND filter cannot produce a pleasing results, this is a limitation <text:span text:style-name="T7">of</text:span> digital <text:span text:style-name="T6">post-processing.</text:span></text:p>
      <text:p text:style-name="P2"/>
      <text:h text:style-name="P39" text:outline-level="2">Base curve</text:h>
      <text:h text:style-name="P52" text:outline-level="3">Overview</text:h>
      <text:p text:style-name="P21">Darktable comes with several base-curve presets for several camera models that is automatically applied to raw images for better colors and contrast.</text:p>
      <text:h text:style-name="P52" text:outline-level="3">Usage</text:h>
      <text:p text:style-name="P21">The base-curve works in camera linear RGB. You can click on any point on the curve and drag to adjust; you can also use the 4 control-points (triangles which have a constant vertical value) at the bottom to adjust the curve.</text:p>
      <text:p text:style-name="P21"/>
      <text:h text:style-name="P39" text:outline-level="2">Lens correction</text:h>
      <text:h text:style-name="P52" text:outline-level="3">Overview</text:h>
      <text:p text:style-name="P21">The lens correction plug-in corrects for lens distortion and lens vignetting. To achieve this darktable uses the lens library.</text:p>
      <text:h text:style-name="P52" text:outline-level="3">Usage</text:h>
      <text:p text:style-name="P22">Most of the time, to use this module you just turn it on and it automatically detects the lens used in the photo it then applies the corrections automatically.</text:p>
      <text:p text:style-name="P22"/>
      <text:h text:style-name="P40" text:outline-level="2"><text:soft-page-break/>Unbreak input profile</text:h>
      <text:h text:style-name="P53" text:outline-level="3">Overview</text:h>
      <text:p text:style-name="P22">This module allows you to correct an input profile.</text:p>
      <text:h text:style-name="P53" text:outline-level="3">Usage</text:h>
      <text:p text:style-name="P12">Linear</text:p>
      <text:p text:style-name="P4">Set the linear value.</text:p>
      <text:p text:style-name="P12">Gamma</text:p>
      <text:p text:style-name="P8">Set the gamma value <text:span text:style-name="T8">of the pro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0H47M02S</meta:editing-duration>
    <meta:editing-cycles>11</meta:editing-cycles>
    <meta:generator>OpenOffice.org/3.2$Linux OpenOffice.org_project/320m19$Build-9505</meta:generator>
    <meta:initial-creator>Nicholas </meta:initial-creator>
    <dc:date>2011-04-15T21:49:42</dc:date>
    <dc:creator>Nicholas </dc:creator>
    <meta:document-statistic meta:table-count="2" meta:image-count="0" meta:object-count="0" meta:page-count="6" meta:paragraph-count="164" meta:word-count="1112" meta:character-count="6496"/>
  </office:meta>
</office:document-meta>
</file>